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51cm" svg:height="0.9cm" draw:z-index="0"><draw:image xlink:href="../../odt/images/0031.png" xlink:type="simple" xlink:show="embed" xlink:actuate="onLoad"/></draw:frame></text:p>
          </table:table-cell>
          <table:table-cell table:style-name="Table1.B1" office:value-type="string">
            <text:h text:style-name="P4" text:outline-level="1">Инерционно-форсирующее звено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51cm" svg:height="1.24cm" draw:z-index="1"><draw:image xlink:href="../../odt/images/0031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2">Блок </text:span><text:span text:style-name="T3">реализует математическую модель звена, динамика которого описывается линейным обыкновенным дифференциальным уравнением (ОДУ) вида:</text:span></text:p>
            <text:p text:style-name="P6"><text:span text:style-name="T3"><draw:frame draw:style-name="fr3" draw:name="Объект1" text:anchor-type="as-char" svg:width="8.087cm" svg:height="1.2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">,</text:span></text:p>
            <text:p text:style-name="P5"><text:span text:style-name="T3">где</text:span><text:span text:style-name="T3"><draw:frame draw:style-name="fr3" draw:name="Объект2" text:anchor-type="as-char" svg:width="1.148cm" svg:height="0.621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">– i-ый элемент входного сигнала в блок,</text:span><text:span text:style-name="T3"><draw:frame draw:style-name="fr3" draw:name="Объект6" text:anchor-type="as-char" svg:width="2.085cm" svg:height="0.621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">– элемент</text:span><text:span text:style-name="T5">ы</text:span><text:span text:style-name="T3"> векторов постоянных времени,</text:span><text:span text:style-name="T3"><draw:frame draw:style-name="fr3" draw:name="Объект4" text:anchor-type="as-char" svg:width="1.182cm" svg:height="0.621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">– элемент выходного сигнала из блока.</text:span></text:p>
            <text:p text:style-name="P5">При нулевых начальных условиях и для <text:span text:style-name="T6">скалярного</text:span> входного сигнала динамика блока может быть представлена следующей передаточной функцией:</text:p>
            <text:p text:style-name="P6"><text:span text:style-name="T3"><draw:frame draw:style-name="fr3" draw:name="Объект5" text:anchor-type="as-char" svg:width="3.868cm" svg:height="1.312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.</text:p>
            <text:p text:style-name="P5">Размерности сигналов входа, выхода и векторов постоянных времени должны совпадать.</text:p>
            <text:p text:style-name="P5"><text:span text:style-name="T1">Свойства</text:span>:</text:p>
            <text:list xml:id="list8485614293704147966" text:style-name="L1">
              <text:list-item>
                <text:p text:style-name="P7">Постоянная врвмени <text:span text:style-name="T4">T1 – вектор постоянных времени </text:span><text:span text:style-name="T4"><draw:frame draw:style-name="fr3" draw:name="Object1" text:anchor-type="as-char" svg:width="0.693cm" svg:height="0.621cm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">в секундах</text:span>.</text:p>
              </text:list-item>
              <text:list-item>
                <text:p text:style-name="P7">Постоянная врвмени <text:span text:style-name="T4">T2 – вектор постоянных времени </text:span><text:span text:style-name="T4"><draw:frame draw:style-name="fr3" draw:name="Object2" text:anchor-type="as-char" svg:width="0.704cm" svg:height="0.621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в секундах</text:span>.</text:p>
              </text:list-item>
              <text:list-item>
                <text:p text:style-name="P7">Начальные условия – вектор начальных значений<draw:frame draw:style-name="fr3" draw:name="Объект10" text:anchor-type="as-char" svg:width="1.265cm" svg:height="0.621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выходной величины блока.</text:p>
              </text:list-item>
            </text:list>
            <text:p text:style-name="P8"><text:span text:style-name="T1">Примечание:</text:span> по умолчанию блок реализует «инерционное форсирование» <text:span text:style-name="T6">скалярного</text:span> входного сигнал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ерционно-форсирующее звено</dc:title>
    <dc:date>2014-11-29T01:05:06.57</dc:date>
    <meta:generator>OpenOffice/4.1.1$Win32 OpenOffice.org_project/411m6$Build-9775</meta:generator>
    <meta:editing-duration>PT5H40M28S</meta:editing-duration>
    <meta:editing-cycles>121</meta:editing-cycles>
    <meta:document-statistic meta:table-count="1" meta:image-count="2" meta:object-count="8" meta:page-count="1" meta:paragraph-count="17" meta:word-count="112" meta:character-count="84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row>
          <msub>
            <mi>T</mi>
            <mrow>
              <mn>2,</mn>
              <mi>i</mi>
            </mrow>
          </msub>
          <mo stretchy="false">⋅</mo>
          <mrow>
            <mfrac>
              <mrow>
                <msub>
                  <mi mathvariant="italic">dy</mi>
                  <mi>i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i mathvariant="italic">dt</mi>
              </mrow>
            </mfrac>
          </mrow>
        </mrow>
        <mo stretchy="false">+</mo>
        <msub>
          <mi>y</mi>
          <mi>i</mi>
        </msub>
      </mrow>
      <mrow>
        <mo stretchy="false">(</mo>
        <mrow>
          <mi>t</mi>
        </mrow>
        <mo stretchy="false">)</mo>
      </mrow>
      <mrow>
        <mi/>
        <mo stretchy="false">=</mo>
        <mi/>
      </mrow>
      <mrow>
        <mrow>
          <msub>
            <mi>T</mi>
            <mrow>
              <mn>1,</mn>
              <mi>i</mi>
            </mrow>
          </msub>
          <mo stretchy="false">⋅</mo>
          <mrow>
            <mfrac>
              <mrow>
                <msub>
                  <mi mathvariant="italic">du</mi>
                  <mi>i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i mathvariant="italic">dt</mi>
              </mrow>
            </mfrac>
          </mrow>
        </mrow>
        <mo stretchy="false">+</mo>
        <msub>
          <mi>u</mi>
          <mi>i</mi>
        </msub>
      </mrow>
      <mrow>
        <mo stretchy="false">(</mo>
        <mrow>
          <mi>t</mi>
        </mrow>
        <mo stretchy="false">)</mo>
      </mrow>
    </mrow>
    <annotation encoding="StarMath 5.0">T_{2,i} cdot {{dy_i(t)} over {dt} } + y_i(t) ~=~ T_{1,i} cdot {{du_i(t)} over {dt} } + u_i(t)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sub>
        <mi>T</mi>
        <mrow>
          <mn>1,</mn>
          <mi>i</mi>
        </mrow>
      </msub>
      <mi>,</mi>
      <mi/>
      <msub>
        <mi>T</mi>
        <mrow>
          <mn>2,</mn>
          <mi>i</mi>
        </mrow>
      </msub>
    </mrow>
    <annotation encoding="StarMath 5.0">T_{1,i} ,~T_{2,i}</annotation>
  </semantics>
</math>
</file>

<file path=Object 4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6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frac>
        <mrow>
          <mrow>
            <mrow>
              <msub>
                <mi>T</mi>
                <mn>1</mn>
              </msub>
              <mo stretchy="false">⋅</mo>
              <mi>s</mi>
            </mrow>
            <mo stretchy="false">+</mo>
            <mn>1</mn>
          </mrow>
        </mrow>
        <mrow>
          <mrow>
            <mrow>
              <msub>
                <mi>T</mi>
                <mn>2</mn>
              </msub>
              <mo stretchy="false">⋅</mo>
              <mi>s</mi>
            </mrow>
            <mo stretchy="false">+</mo>
            <mn>1</mn>
          </mrow>
        </mrow>
      </mfrac>
    </mrow>
    <annotation encoding="StarMath 5.0">W(s) ~=~ {T_1 cdot s + 1} over {T_2 cdot s + 1}</annotation>
  </semantics>
</math>
</file>

<file path=Object 7/content.xml><?xml version="1.0" encoding="utf-8"?>
<math xmlns="http://www.w3.org/1998/Math/MathML">
  <semantics>
    <mrow>
      <msub>
        <mi>T</mi>
        <mn>2</mn>
      </msub>
    </mrow>
    <annotation encoding="StarMath 5.0">T_2</annotation>
  </semantics>
</math>
</file>